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299BAE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7pt" style:font-size-asian="17pt" style:font-size-complex="17pt"/>
    </style:style>
    <style:style style:name="T1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1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4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2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6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9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9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5.04cm" svg:x="2.684cm" svg:y="1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0.04cm" svg:x="5.184cm" svg:y="1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.5cm" svg:x="7.684cm" svg:y="1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7.5cm" svg:x="10.184cm" svg:y="1.78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919cm" svg:height="1.961cm" svg:x="2.987cm" svg:y="1.989cm">
          <draw:image xlink:href="Pictures/10000201000001E0000001E0299BAE84.png" xlink:type="simple" xlink:show="embed" xlink:actuate="onLoad">
            <text:p/>
          </draw:image>
        </draw:frame>
        <draw:frame draw:style-name="gr4" draw:text-style-name="P1" draw:layer="layout" svg:width="1.919cm" svg:height="1.961cm" svg:x="5.488cm" svg:y="1.99cm">
          <draw:image xlink:href="Pictures/10000201000001E0000001E0299BAE84.png" xlink:type="simple" xlink:show="embed" xlink:actuate="onLoad">
            <text:p/>
          </draw:image>
        </draw:frame>
        <draw:frame draw:style-name="gr4" draw:text-style-name="P1" draw:layer="layout" svg:width="1.919cm" svg:height="1.961cm" svg:x="7.989cm" svg:y="1.991cm">
          <draw:image xlink:href="Pictures/10000201000001E0000001E0299BAE84.png" xlink:type="simple" xlink:show="embed" xlink:actuate="onLoad">
            <text:p/>
          </draw:image>
        </draw:frame>
        <draw:frame draw:style-name="gr4" draw:text-style-name="P1" draw:layer="layout" svg:width="1.919cm" svg:height="1.961cm" svg:x="10.49cm" svg:y="1.992cm">
          <draw:image xlink:href="Pictures/10000201000001E0000001E0299BAE84.png" xlink:type="simple" xlink:show="embed" xlink:actuate="onLoad">
            <text:p/>
          </draw:image>
        </draw:frame>
        <draw:frame draw:style-name="gr5" draw:text-style-name="P2" draw:layer="layout" svg:width="11.862cm" svg:height="0.928cm" svg:x="2.409cm" svg:y="12.419cm">
          <draw:text-box>
            <text:p text:style-name="P2"><text:span text:style-name="T1">In this configuration there is a solution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25T20:42:58.237069656</dc:date>
    <dc:creator>elucterio </dc:creator>
    <meta:editing-duration>PT3H43S</meta:editing-duration>
    <meta:editing-cycles>10</meta:editing-cycles>
    <meta:generator>LibreOffice/4.2.8.2$Linux_X86_64 LibreOffice_project/420m0$Build-2</meta:generator>
    <meta:document-statistic meta:object-count="25"/>
  </office:meta>
</office:document-meta>
</file>